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style:vertical-align="middle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8" style:family="table-cell" style:parent-style-name="Default">
      <style:table-cell-properties fo:border-bottom="0.74pt solid #000000" fo:border-left="none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9" style:family="table-cell" style:parent-style-name="Default">
      <style:map style:condition="is-true-formula(IF([.C14]&gt;CONCATENATE(CHAR(MOD(c); 3)+64;14)))" style:apply-style-name="Good" style:base-cell-address="Feuille1.C14"/>
    </style:style>
    <style:style style:name="ce20" style:family="table-cell" style:parent-style-name="Default">
      <style:table-cell-properties fo:border-bottom="none" fo:border-left="0.74pt solid #000000" fo:border-right="none" fo:border-top="none"/>
      <style:map style:condition="is-true-formula(IF([.C14]&gt;CONCATENATE(CHAR(MOD(c); 3)+64;14)))" style:apply-style-name="Good" style:base-cell-address="Feuille1.C14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is-true-formula(IF([.C14]&gt;CONCATENATE(CHAR(MOD(c); 3)+64;14)))" style:apply-style-name="Good" style:base-cell-address="Feuille1.C14"/>
    </style:style>
    <style:style style:name="ce22" style:family="table-cell" style:parent-style-name="Default">
      <style:table-cell-properties fo:border-bottom="0.74pt solid #000000" fo:border-left="none" fo:border-right="none" fo:border-top="none"/>
      <style:map style:condition="is-true-formula(IF([.C14]&gt;CONCATENATE(CHAR(MOD(c); 3)+64;14)))" style:apply-style-name="Good" style:base-cell-address="Feuille1.C14"/>
    </style:style>
    <style:style style:name="ce25" style:family="table-cell" style:parent-style-name="Default"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28" style:family="table-cell" style:parent-style-name="Default">
      <style:map style:condition="is-true-formula(IF([.E2]&lt;[.$E2]))" style:apply-style-name="Good" style:base-cell-address="Feuille1.E2"/>
      <style:map style:condition="is-true-formula(IF([.E2]&lt;[.$E2]))" style:apply-style-name="Bad" style:base-cell-address="Feuille1.E2"/>
    </style:style>
    <style:style style:name="ce29" style:family="table-cell" style:parent-style-name="Default">
      <style:table-cell-properties fo:border-bottom="0.74pt solid #000000" fo:border-left="none" fo:border-right="none" fo:border-top="none"/>
      <style:map style:condition="is-true-formula(IF([.E2]&lt;[.$E2]))" style:apply-style-name="Good" style:base-cell-address="Feuille1.E2"/>
      <style:map style:condition="is-true-formula(IF([.E2]&lt;[.$E2]))" style:apply-style-name="Bad" style:base-cell-address="Feuille1.E2"/>
    </style:style>
    <style:style style:name="ce30" style:family="table-cell" style:parent-style-name="Default">
      <style:table-cell-properties fo:border-bottom="none" fo:border-left="none" fo:border-right="0.74pt solid #000000" fo:border-top="none"/>
      <style:map style:condition="is-true-formula(IF([.C14]&gt;CONCATENATE(CHAR(MOD(c); 3)+64;14)))" style:apply-style-name="Good" style:base-cell-address="Feuille1.C14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  <style:map style:condition="is-true-formula(IF([.C14]&gt;CONCATENATE(CHAR(MOD(c); 3)+64;14)))" style:apply-style-name="Good" style:base-cell-address="Feuille1.C14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3" style:family="table-cell" style:parent-style-name="Default">
      <style:table-cell-properties fo:border-bottom="none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  <style:map style:condition="is-true-formula(IF([.C14]&gt;CONCATENATE(CHAR(MOD(c); 3)+64;14)))" style:apply-style-name="Good" style:base-cell-address="Feuille1.C14"/>
    </style:style>
    <style:style style:name="ce36" style:family="table-cell" style:parent-style-name="Default">
      <style:table-cell-properties fo:border-bottom="none" fo:border-left="none" fo:border-right="none" fo:border-top="0.74pt solid #000000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37" style:family="table-cell" style:parent-style-name="Default">
      <style:table-cell-properties fo:border-bottom="none" fo:border-left="none" fo:border-right="none" fo:border-top="0.74pt solid #000000"/>
      <style:map style:condition="is-true-formula(IF([.C14]&gt;CONCATENATE(CHAR(MOD(c); 3)+64;14)))" style:apply-style-name="Good" style:base-cell-address="Feuille1.C14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  <style:map style:condition="is-true-formula(IF([.E2]&lt;[.$E2]))" style:apply-style-name="Good" style:base-cell-address="Feuille1.E2"/>
      <style:map style:condition="is-true-formula(IF([.E2]&lt;[.$E2]))" style:apply-style-name="Bad" style:base-cell-address="Feuille1.E2"/>
    </style:style>
    <style:style style:name="ce39" style:family="table-cell" style:parent-style-name="Default">
      <style:table-cell-properties fo:border-bottom="none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lt;[.$E2]))" style:apply-style-name="Bad" style:base-cell-address="Feuille1.E2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lt;[.$E2]))" style:apply-style-name="Bad" style:base-cell-address="Feuille1.E2"/>
    </style:style>
    <style:style style:name="ce41" style:family="table-cell" style:parent-style-name="Default">
      <style:table-cell-properties fo:border-bottom="none" fo:border-left="none" fo:border-right="0.74pt solid #000000" fo:border-top="0.74pt solid #000000"/>
      <style:map style:condition="is-true-formula(IF([.C14]&gt;CONCATENATE(CHAR(MOD(c); 3)+64;14)))" style:apply-style-name="Good" style:base-cell-address="Feuille1.C14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1" table:default-cell-style-name="ce7"/>
        <table:table-column table:style-name="co1" table:default-cell-style-name="ce47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42" office:value-type="string" calcext:value-type="string" table:number-columns-spanned="3" table:number-rows-spanned="1">
            <text:p>opt3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table:style-name="ce11"/>
          <table:table-cell table:style-name="ce46" office:value-type="float" office:value="48" calcext:value-type="float">
            <text:p>48</text:p>
          </table:table-cell>
          <table:table-cell table:style-name="ce13"/>
          <table:table-cell table:style-name="ce52" office:value-type="string" calcext:value-type="string" table:number-columns-spanned="1" table:number-rows-spanned="8">
            <text:p>WAGONS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irst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8"/>
          <table:table-cell table:style-name="ce48" office:value-type="float" office:value="53" calcext:value-type="float">
            <text:p>53</text:p>
          </table:table-cell>
          <table:table-cell table:style-name="ce10"/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6" office:value-type="float" office:value="50" calcext:value-type="float">
            <text:p>50</text:p>
          </table:table-cell>
          <table:table-cell/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8"/>
          <table:table-cell table:style-name="ce48" office:value-type="float" office:value="56" calcext:value-type="float">
            <text:p>56</text:p>
          </table:table-cell>
          <table:table-cell table:style-name="ce10"/>
          <table:covered-table-cell/>
        </table:table-row>
        <table:table-row table:style-name="ro1" table:number-rows-repeated="3"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42" office:value-type="string" calcext:value-type="string" table:number-columns-spanned="3" table:number-rows-spanned="1">
            <text:p>opt3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table:style-name="ce19" office:value-type="float" office:value="0.000583171844482422" calcext:value-type="float">
            <text:p>0.000583171844482422</text:p>
          </table:table-cell>
          <table:table-cell table:style-name="ce19" office:value-type="float" office:value="0.013141393661499" calcext:value-type="float">
            <text:p>0.013141393661499</text:p>
          </table:table-cell>
          <table:table-cell table:style-name="ce19" office:value-type="float" office:value="0.0237767696380615" calcext:value-type="float">
            <text:p>0.0237767696380615</text:p>
          </table:table-cell>
          <table:table-cell table:style-name="ce35" office:value-type="float" office:value="0.000709056854248047" calcext:value-type="float">
            <text:p>0.000709056854248047</text:p>
          </table:table-cell>
          <table:table-cell table:style-name="ce37" office:value-type="float" office:value="0.0101249217987061" calcext:value-type="float">
            <text:p>0.0101249217987061</text:p>
          </table:table-cell>
          <table:table-cell table:style-name="ce41" office:value-type="float" office:value="0.0168881416320801" calcext:value-type="float">
            <text:p>0.0168881416320801</text:p>
          </table:table-cell>
          <table:table-cell table:style-name="ce19" office:value-type="float" office:value="0.000659704208374023" calcext:value-type="float">
            <text:p>0.000659704208374023</text:p>
          </table:table-cell>
          <table:table-cell table:style-name="ce19" office:value-type="float" office:value="0.007965087890625" calcext:value-type="float">
            <text:p>0.007965087890625</text:p>
          </table:table-cell>
          <table:table-cell table:style-name="ce19" office:value-type="float" office:value="0.0188746452331543" calcext:value-type="float">
            <text:p>0.0188746452331543</text:p>
          </table:table-cell>
          <table:table-cell table:style-name="ce35" office:value-type="float" office:value="0.000590801239013672" calcext:value-type="float">
            <text:p>0.000590801239013672</text:p>
          </table:table-cell>
          <table:table-cell table:style-name="ce37" office:value-type="float" office:value="0.00784540176391602" calcext:value-type="float">
            <text:p>0.00784540176391602</text:p>
          </table:table-cell>
          <table:table-cell table:style-name="ce41" office:value-type="float" office:value="0.0151286125183105" calcext:value-type="float">
            <text:p>0.0151286125183105</text:p>
          </table:table-cell>
          <table:table-cell table:style-name="ce11"/>
          <table:table-cell table:style-name="ce46" office:value-type="float" office:value="0.010688304901123" calcext:value-type="float">
            <text:p>0.010688304901123</text:p>
          </table:table-cell>
          <table:table-cell table:style-name="ce13"/>
          <table:table-cell table:style-name="ce52" office:value-type="string" calcext:value-type="string" table:number-columns-spanned="1" table:number-rows-spanned="8">
            <text:p>TEMPS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irst</text:p>
          </table:table-cell>
          <table:table-cell table:style-name="ce20" office:value-type="float" office:value="0.00455164909362793" calcext:value-type="float">
            <text:p>0.00455164909362793</text:p>
          </table:table-cell>
          <table:table-cell table:style-name="ce19" office:value-type="float" office:value="0.174552202224731" calcext:value-type="float">
            <text:p>0.174552202224731</text:p>
          </table:table-cell>
          <table:table-cell table:style-name="ce30" office:value-type="float" office:value="0.403835535049439" calcext:value-type="float">
            <text:p>0.403835535049439</text:p>
          </table:table-cell>
          <table:table-cell table:style-name="ce19" office:value-type="float" office:value="0.00507521629333496" calcext:value-type="float">
            <text:p>0.00507521629333496</text:p>
          </table:table-cell>
          <table:table-cell table:style-name="ce19" office:value-type="float" office:value="0.18617582321167" calcext:value-type="float">
            <text:p>0.18617582321167</text:p>
          </table:table-cell>
          <table:table-cell table:style-name="ce19" office:value-type="float" office:value="0.321884870529175" calcext:value-type="float">
            <text:p>0.321884870529175</text:p>
          </table:table-cell>
          <table:table-cell table:style-name="ce20" office:value-type="float" office:value="0.00519061088562012" calcext:value-type="float">
            <text:p>0.00519061088562012</text:p>
          </table:table-cell>
          <table:table-cell table:style-name="ce19" office:value-type="float" office:value="0.0759243965148926" calcext:value-type="float">
            <text:p>0.0759243965148926</text:p>
          </table:table-cell>
          <table:table-cell table:style-name="ce30" office:value-type="float" office:value="0.168932199478149" calcext:value-type="float">
            <text:p>0.168932199478149</text:p>
          </table:table-cell>
          <table:table-cell table:style-name="ce19" office:value-type="float" office:value="0.00461721420288086" calcext:value-type="float">
            <text:p>0.00461721420288086</text:p>
          </table:table-cell>
          <table:table-cell table:style-name="ce19" office:value-type="float" office:value="0.0837080478668213" calcext:value-type="float">
            <text:p>0.0837080478668213</text:p>
          </table:table-cell>
          <table:table-cell table:style-name="ce30" office:value-type="float" office:value="0.126824378967285" calcext:value-type="float">
            <text:p>0.126824378967285</text:p>
          </table:table-cell>
          <table:table-cell/>
          <table:table-cell office:value-type="float" office:value="0.185155391693115" calcext:value-type="float">
            <text:p>0.185155391693115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20" office:value-type="float" office:value="0.00540637969970703" calcext:value-type="float">
            <text:p>0.00540637969970703</text:p>
          </table:table-cell>
          <table:table-cell table:style-name="ce19" office:value-type="float" office:value="0.2053382396698" calcext:value-type="float">
            <text:p>0.2053382396698</text:p>
          </table:table-cell>
          <table:table-cell table:style-name="ce30" office:value-type="float" office:value="0.523554563522339" calcext:value-type="float">
            <text:p>0.523554563522339</text:p>
          </table:table-cell>
          <table:table-cell table:style-name="ce20" office:value-type="float" office:value="0.00525140762329102" calcext:value-type="float">
            <text:p>0.00525140762329102</text:p>
          </table:table-cell>
          <table:table-cell table:style-name="ce19" office:value-type="float" office:value="0.201059818267822" calcext:value-type="float">
            <text:p>0.201059818267822</text:p>
          </table:table-cell>
          <table:table-cell table:style-name="ce30" office:value-type="float" office:value="0.433374643325806" calcext:value-type="float">
            <text:p>0.433374643325806</text:p>
          </table:table-cell>
          <table:table-cell table:style-name="ce20" office:value-type="float" office:value="0.00568890571594238" calcext:value-type="float">
            <text:p>0.00568890571594238</text:p>
          </table:table-cell>
          <table:table-cell table:style-name="ce19" office:value-type="float" office:value="0.141908884048462" calcext:value-type="float">
            <text:p>0.141908884048462</text:p>
          </table:table-cell>
          <table:table-cell table:style-name="ce30" office:value-type="float" office:value="0.268653392791748" calcext:value-type="float">
            <text:p>0.268653392791748</text:p>
          </table:table-cell>
          <table:table-cell table:style-name="ce20" office:value-type="float" office:value="0.00598692893981934" calcext:value-type="float">
            <text:p>0.00598692893981934</text:p>
          </table:table-cell>
          <table:table-cell table:style-name="ce19" office:value-type="float" office:value="0.121397733688354" calcext:value-type="float">
            <text:p>0.121397733688354</text:p>
          </table:table-cell>
          <table:table-cell table:style-name="ce30" office:value-type="float" office:value="0.287605285644531" calcext:value-type="float">
            <text:p>0.287605285644531</text:p>
          </table:table-cell>
          <table:table-cell/>
          <table:table-cell office:value-type="float" office:value="0.222162246704102" calcext:value-type="float">
            <text:p>0.222162246704102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1" office:value-type="float" office:value="0.000872611999511719" calcext:value-type="float">
            <text:p>0.000872611999511719</text:p>
          </table:table-cell>
          <table:table-cell table:style-name="ce22" office:value-type="float" office:value="0.00815892219543457" calcext:value-type="float">
            <text:p>0.00815892219543457</text:p>
          </table:table-cell>
          <table:table-cell table:style-name="ce31" office:value-type="float" office:value="0.0205276012420654" calcext:value-type="float">
            <text:p>0.0205276012420654</text:p>
          </table:table-cell>
          <table:table-cell table:style-name="ce21" office:value-type="float" office:value="0.000864744186401367" calcext:value-type="float">
            <text:p>0.000864744186401367</text:p>
          </table:table-cell>
          <table:table-cell table:style-name="ce22" office:value-type="float" office:value="0.00791478157043457" calcext:value-type="float">
            <text:p>0.00791478157043457</text:p>
          </table:table-cell>
          <table:table-cell table:style-name="ce31" office:value-type="float" office:value="0.0151057243347168" calcext:value-type="float">
            <text:p>0.0151057243347168</text:p>
          </table:table-cell>
          <table:table-cell table:style-name="ce21" office:value-type="float" office:value="0.000897884368896484" calcext:value-type="float">
            <text:p>0.000897884368896484</text:p>
          </table:table-cell>
          <table:table-cell table:style-name="ce22" office:value-type="float" office:value="0.00771355628967285" calcext:value-type="float">
            <text:p>0.00771355628967285</text:p>
          </table:table-cell>
          <table:table-cell table:style-name="ce31" office:value-type="float" office:value="0.0174345970153809" calcext:value-type="float">
            <text:p>0.0174345970153809</text:p>
          </table:table-cell>
          <table:table-cell table:style-name="ce21" office:value-type="float" office:value="0.00739026069641113" calcext:value-type="float">
            <text:p>0.00739026069641113</text:p>
          </table:table-cell>
          <table:table-cell table:style-name="ce22" office:value-type="float" office:value="0.00739026069641113" calcext:value-type="float">
            <text:p>0.00739026069641113</text:p>
          </table:table-cell>
          <table:table-cell table:style-name="ce31" office:value-type="float" office:value="0.0147759914398193" calcext:value-type="float">
            <text:p>0.0147759914398193</text:p>
          </table:table-cell>
          <table:table-cell table:style-name="ce8"/>
          <table:table-cell table:style-name="ce48" office:value-type="float" office:value="0.0103909969329834" calcext:value-type="float">
            <text:p>0.0103909969329834</text:p>
          </table:table-cell>
          <table:table-cell table:style-name="ce10"/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table:style-name="ce20" office:value-type="float" office:value="0.000575065612792969" calcext:value-type="float">
            <text:p>0.000575065612792969</text:p>
          </table:table-cell>
          <table:table-cell table:style-name="ce19" office:value-type="float" office:value="0.00721979141235352" calcext:value-type="float">
            <text:p>0.00721979141235352</text:p>
          </table:table-cell>
          <table:table-cell table:style-name="ce30" office:value-type="float" office:value="0.0260210037231445" calcext:value-type="float">
            <text:p>0.0260210037231445</text:p>
          </table:table-cell>
          <table:table-cell table:style-name="ce19" office:value-type="float" office:value="0.0012211799621582" calcext:value-type="float">
            <text:p>0.0012211799621582</text:p>
          </table:table-cell>
          <table:table-cell table:style-name="ce19" office:value-type="float" office:value="0.00882983207702637" calcext:value-type="float">
            <text:p>0.00882983207702637</text:p>
          </table:table-cell>
          <table:table-cell table:style-name="ce19" office:value-type="float" office:value="0.0179495811462402" calcext:value-type="float">
            <text:p>0.0179495811462402</text:p>
          </table:table-cell>
          <table:table-cell table:style-name="ce20" office:value-type="float" office:value="0.0009002685546875" calcext:value-type="float">
            <text:p>0.0009002685546875</text:p>
          </table:table-cell>
          <table:table-cell table:style-name="ce19" office:value-type="float" office:value="0.0101637840270996" calcext:value-type="float">
            <text:p>0.0101637840270996</text:p>
          </table:table-cell>
          <table:table-cell table:style-name="ce30" office:value-type="float" office:value="0.0176239013671875" calcext:value-type="float">
            <text:p>0.0176239013671875</text:p>
          </table:table-cell>
          <table:table-cell table:style-name="ce19" office:value-type="float" office:value="0.000581264495849609" calcext:value-type="float">
            <text:p>0.000581264495849609</text:p>
          </table:table-cell>
          <table:table-cell table:style-name="ce19" office:value-type="float" office:value="0.00661587715148926" calcext:value-type="float">
            <text:p>0.00661587715148926</text:p>
          </table:table-cell>
          <table:table-cell table:style-name="ce30" office:value-type="float" office:value="0.0141313076019287" calcext:value-type="float">
            <text:p>0.0141313076019287</text:p>
          </table:table-cell>
          <table:table-cell/>
          <table:table-cell table:style-name="ce46" office:value-type="float" office:value="0.00786924362182617" calcext:value-type="float">
            <text:p>0.00786924362182617</text:p>
          </table:table-cell>
          <table:table-cell/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table:style-name="ce20" office:value-type="float" office:value="0.00465297698974609" calcext:value-type="float">
            <text:p>0.00465297698974609</text:p>
          </table:table-cell>
          <table:table-cell table:style-name="ce19" office:value-type="float" office:value="0.188972473144531" calcext:value-type="float">
            <text:p>0.188972473144531</text:p>
          </table:table-cell>
          <table:table-cell table:style-name="ce30" office:value-type="float" office:value="0.49174427986145" calcext:value-type="float">
            <text:p>0.49174427986145</text:p>
          </table:table-cell>
          <table:table-cell table:style-name="ce20" office:value-type="float" office:value="0.00564479827880859" calcext:value-type="float">
            <text:p>0.00564479827880859</text:p>
          </table:table-cell>
          <table:table-cell table:style-name="ce19" office:value-type="float" office:value="0.18155312538147" calcext:value-type="float">
            <text:p>0.18155312538147</text:p>
          </table:table-cell>
          <table:table-cell table:style-name="ce30" office:value-type="float" office:value="0.351702690124512" calcext:value-type="float">
            <text:p>0.351702690124512</text:p>
          </table:table-cell>
          <table:table-cell table:style-name="ce20" office:value-type="float" office:value="0.00549221038818359" calcext:value-type="float">
            <text:p>0.00549221038818359</text:p>
          </table:table-cell>
          <table:table-cell table:style-name="ce19" office:value-type="float" office:value="0.102036237716675" calcext:value-type="float">
            <text:p>0.102036237716675</text:p>
          </table:table-cell>
          <table:table-cell table:style-name="ce30" office:value-type="float" office:value="0.256479501724243" calcext:value-type="float">
            <text:p>0.256479501724243</text:p>
          </table:table-cell>
          <table:table-cell table:style-name="ce20" office:value-type="float" office:value="0.00507760047912598" calcext:value-type="float">
            <text:p>0.00507760047912598</text:p>
          </table:table-cell>
          <table:table-cell table:style-name="ce19" office:value-type="float" office:value="0.0988919734954834" calcext:value-type="float">
            <text:p>0.0988919734954834</text:p>
          </table:table-cell>
          <table:table-cell table:style-name="ce30" office:value-type="float" office:value="0.192040205001831" calcext:value-type="float">
            <text:p>0.192040205001831</text:p>
          </table:table-cell>
          <table:table-cell/>
          <table:table-cell office:value-type="float" office:value="0.205960988998413" calcext:value-type="float">
            <text:p>0.205960988998413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19" office:value-type="float" office:value="0.00547933578491211" calcext:value-type="float">
            <text:p>0.00547933578491211</text:p>
          </table:table-cell>
          <table:table-cell table:style-name="ce19" office:value-type="float" office:value="0.240872859954834" calcext:value-type="float">
            <text:p>0.240872859954834</text:p>
          </table:table-cell>
          <table:table-cell table:style-name="ce19" office:value-type="float" office:value="0.597035646438599" calcext:value-type="float">
            <text:p>0.597035646438599</text:p>
          </table:table-cell>
          <table:table-cell table:style-name="ce20" office:value-type="float" office:value="0.00566935539245606" calcext:value-type="float">
            <text:p>0.00566935539245606</text:p>
          </table:table-cell>
          <table:table-cell table:style-name="ce19" office:value-type="float" office:value="0.2372727394104" calcext:value-type="float">
            <text:p>0.2372727394104</text:p>
          </table:table-cell>
          <table:table-cell table:style-name="ce30" office:value-type="float" office:value="0.466149091720581" calcext:value-type="float">
            <text:p>0.466149091720581</text:p>
          </table:table-cell>
          <table:table-cell table:style-name="ce19" office:value-type="float" office:value="0.00553488731384277" calcext:value-type="float">
            <text:p>0.00553488731384277</text:p>
          </table:table-cell>
          <table:table-cell table:style-name="ce19" office:value-type="float" office:value="0.132728576660156" calcext:value-type="float">
            <text:p>0.132728576660156</text:p>
          </table:table-cell>
          <table:table-cell table:style-name="ce19" office:value-type="float" office:value="0.360173225402832" calcext:value-type="float">
            <text:p>0.360173225402832</text:p>
          </table:table-cell>
          <table:table-cell table:style-name="ce20" office:value-type="float" office:value="0.00566959381103516" calcext:value-type="float">
            <text:p>0.00566959381103516</text:p>
          </table:table-cell>
          <table:table-cell table:style-name="ce19" office:value-type="float" office:value="0.144966840744019" calcext:value-type="float">
            <text:p>0.144966840744019</text:p>
          </table:table-cell>
          <table:table-cell table:style-name="ce30" office:value-type="float" office:value="0.302622079849243" calcext:value-type="float">
            <text:p>0.302622079849243</text:p>
          </table:table-cell>
          <table:table-cell/>
          <table:table-cell office:value-type="float" office:value="0.264636754989624" calcext:value-type="float">
            <text:p>0.264636754989624</text:p>
          </table:table-cell>
          <table:table-cell/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2" office:value-type="float" office:value="0.000937700271606445" calcext:value-type="float">
            <text:p>0.000937700271606445</text:p>
          </table:table-cell>
          <table:table-cell table:style-name="ce22" office:value-type="float" office:value="0.00632739067077637" calcext:value-type="float">
            <text:p>0.00632739067077637</text:p>
          </table:table-cell>
          <table:table-cell table:style-name="ce22" office:value-type="float" office:value="0.023993968963623" calcext:value-type="float">
            <text:p>0.023993968963623</text:p>
          </table:table-cell>
          <table:table-cell table:style-name="ce21" office:value-type="float" office:value="0.000876188278198242" calcext:value-type="float">
            <text:p>0.000876188278198242</text:p>
          </table:table-cell>
          <table:table-cell table:style-name="ce22" office:value-type="float" office:value="0.00608706474304199" calcext:value-type="float">
            <text:p>0.00608706474304199</text:p>
          </table:table-cell>
          <table:table-cell table:style-name="ce31" office:value-type="float" office:value="0.01363205909729" calcext:value-type="float">
            <text:p>0.01363205909729</text:p>
          </table:table-cell>
          <table:table-cell table:style-name="ce22" office:value-type="float" office:value="0.000887870788574219" calcext:value-type="float">
            <text:p>0.000887870788574219</text:p>
          </table:table-cell>
          <table:table-cell table:style-name="ce22" office:value-type="float" office:value="0.00530195236206055" calcext:value-type="float">
            <text:p>0.00530195236206055</text:p>
          </table:table-cell>
          <table:table-cell table:style-name="ce22" office:value-type="float" office:value="0.0149083137512207" calcext:value-type="float">
            <text:p>0.0149083137512207</text:p>
          </table:table-cell>
          <table:table-cell table:style-name="ce21" office:value-type="float" office:value="0.000891685485839844" calcext:value-type="float">
            <text:p>0.000891685485839844</text:p>
          </table:table-cell>
          <table:table-cell table:style-name="ce22" office:value-type="float" office:value="0.00566339492797852" calcext:value-type="float">
            <text:p>0.00566339492797852</text:p>
          </table:table-cell>
          <table:table-cell table:style-name="ce31" office:value-type="float" office:value="0.0121417045593262" calcext:value-type="float">
            <text:p>0.0121417045593262</text:p>
          </table:table-cell>
          <table:table-cell table:style-name="ce8"/>
          <table:table-cell table:style-name="ce48" office:value-type="float" office:value="0.00731539726257324" calcext:value-type="float">
            <text:p>0.00731539726257324</text:p>
          </table:table-cell>
          <table:table-cell table:style-name="ce10"/>
          <table:covered-table-cell/>
        </table:table-row>
        <calcext:conditional-formats>
          <calcext:conditional-format calcext:target-range-address="Feuille1.C2:Feuille1.C9 Feuille1.F2:Feuille1.F9 Feuille1.I2:Feuille1.I9 Feuille1.L2:Feuille1.L9">
            <calcext:condition calcext:apply-style-name="Good" calcext:value="formula-is(IF([.C2]&lt;[.$C2]))" calcext:base-cell-address="Feuille1.C2"/>
            <calcext:condition calcext:apply-style-name="Bad" calcext:value="formula-is(IF([.C2]&gt;[.$C2]))" calcext:base-cell-address="Feuille1.C2"/>
          </calcext:conditional-format>
          <calcext:conditional-format calcext:target-range-address="Feuille1.D2:Feuille1.D9 Feuille1.G2:Feuille1.G9 Feuille1.J2:Feuille1.J9 Feuille1.M2:Feuille1.M9">
            <calcext:condition calcext:apply-style-name="Good" calcext:value="formula-is(IF([.D2]&lt;[.$D2]))" calcext:base-cell-address="Feuille1.D2"/>
            <calcext:condition calcext:apply-style-name="Bad" calcext:value="formula-is(IF([.D2]&gt;[.$D2]))" calcext:base-cell-address="Feuille1.D2"/>
          </calcext:conditional-format>
          <calcext:conditional-format calcext:target-range-address="Feuille1.E2:Feuille1.E9 Feuille1.H2:Feuille1.H9 Feuille1.K2:Feuille1.K9 Feuille1.N2:Feuille1.N9">
            <calcext:condition calcext:apply-style-name="Good" calcext:value="formula-is(IF([.E2]&lt;[.$E2]))" calcext:base-cell-address="Feuille1.E2"/>
            <calcext:condition calcext:apply-style-name="Bad" calcext:value="formula-is(IF([.E2]&lt;[.$E2]))" calcext:base-cell-address="Feuille1.E2"/>
          </calcext:conditional-format>
          <calcext:conditional-format calcext:target-range-address="Feuille1.C14:Feuille1.N21">
            <calcext:condition calcext:apply-style-name="Good" calcext:value="formula-is(IF([.C14]&gt;CONCATENATE(CHAR(MOD(c); 3)+64;14)))" calcext:base-cell-address="Feuille1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21:02:34.222770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15:35.574710267</meta:creation-date>
    <meta:generator>LibreOffice/24.2.1.2$Linux_X86_64 LibreOffice_project/db4def46b0453cc22e2d0305797cf981b68ef5ac</meta:generator>
    <dc:date>2024-06-28T09:04:25.130338785</dc:date>
    <meta:editing-duration>PT13H14M43S</meta:editing-duration>
    <meta:editing-cycles>12</meta:editing-cycles>
    <meta:document-statistic meta:table-count="1" meta:cell-count="240" meta:object-count="0"/>
  </office:meta>
</office:document-meta>
</file>